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19ba8" officeooo:paragraph-rsid="001f1177" style:font-size-asian="12pt" style:font-size-complex="12pt"/>
    </style:style>
    <style:style style:name="P2" style:family="paragraph" style:parent-style-name="Standard">
      <style:text-properties fo:font-size="12pt" officeooo:rsid="00019ba8" officeooo:paragraph-rsid="002156a6" style:font-size-asian="12pt" style:font-size-complex="12pt"/>
    </style:style>
    <style:style style:name="P3" style:family="paragraph" style:parent-style-name="Standard">
      <style:text-properties fo:font-size="12pt" officeooo:rsid="00019ba8" officeooo:paragraph-rsid="00233fa1" style:font-size-asian="12pt" style:font-size-complex="12pt"/>
    </style:style>
    <style:style style:name="P4" style:family="paragraph" style:parent-style-name="Standard">
      <style:text-properties fo:font-size="12pt" officeooo:rsid="00019ba8" officeooo:paragraph-rsid="002421cf" style:font-size-asian="12pt" style:font-size-complex="12pt"/>
    </style:style>
    <style:style style:name="P5" style:family="paragraph" style:parent-style-name="Standard">
      <style:text-properties fo:font-size="12pt" officeooo:rsid="00019ba8" officeooo:paragraph-rsid="0025e4a9" style:font-size-asian="12pt" style:font-size-complex="12pt"/>
    </style:style>
    <style:style style:name="T1" style:family="text">
      <style:text-properties officeooo:rsid="0005b08b"/>
    </style:style>
    <style:style style:name="T2" style:family="text">
      <style:text-properties officeooo:rsid="001f1177"/>
    </style:style>
    <style:style style:name="T3" style:family="text">
      <style:text-properties officeooo:rsid="00233fa1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8.31pt" svg:y="36.99pt" svg:width="181.39pt" svg:height="96.01pt" draw:z-index="0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2" text:anchor-type="page" text:anchor-page-number="1" svg:x="206.9pt" svg:y="36.99pt" svg:width="181.39pt" svg:height="96.01pt" draw:z-index="1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3" text:anchor-type="page" text:anchor-page-number="1" svg:x="395.49pt" svg:y="36.99pt" svg:width="181.39pt" svg:height="96.01pt" draw:z-index="2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4" text:anchor-type="page" text:anchor-page-number="1" svg:x="18.31pt" svg:y="133pt" svg:width="181.39pt" svg:height="96.01pt" draw:z-index="3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5" text:anchor-type="page" text:anchor-page-number="1" svg:x="206.9pt" svg:y="133pt" svg:width="181.39pt" svg:height="96.01pt" draw:z-index="4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6" text:anchor-type="page" text:anchor-page-number="1" svg:x="395.49pt" svg:y="133pt" svg:width="181.39pt" svg:height="96.01pt" draw:z-index="5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7" text:anchor-type="page" text:anchor-page-number="1" svg:x="18.31pt" svg:y="229.01pt" svg:width="181.39pt" svg:height="96.01pt" draw:z-index="6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8" text:anchor-type="page" text:anchor-page-number="1" svg:x="206.9pt" svg:y="229.01pt" svg:width="181.39pt" svg:height="96.01pt" draw:z-index="7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9" text:anchor-type="page" text:anchor-page-number="1" svg:x="395.49pt" svg:y="229.01pt" svg:width="181.39pt" svg:height="96.01pt" draw:z-index="8">
        <draw:text-box>
          <text:p text:style-name="P5"><text:database-display text:table-name="mezzo" text:table-type="table" text:column-name="﻿&quot;naam volledig&quot;" text:database-name="mezzo">&lt;﻿"naam volledig"&gt;</text:database-display></text:p>
          <text:p text:style-name="P5"><text:database-display text:table-name="mezzo" text:table-type="table" text:column-name="straat" text:database-name="mezzo">&lt;straat&gt;</text:database-display></text:p>
          <text:p text:style-name="P5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0" text:anchor-type="page" text:anchor-page-number="1" svg:x="18.31pt" svg:y="324.99pt" svg:width="181.39pt" svg:height="96.01pt" draw:z-index="9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1" text:anchor-type="page" text:anchor-page-number="1" svg:x="206.9pt" svg:y="324.99pt" svg:width="181.39pt" svg:height="96.01pt" draw:z-index="10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2" text:anchor-type="page" text:anchor-page-number="1" svg:x="395.49pt" svg:y="324.99pt" svg:width="181.39pt" svg:height="96.01pt" draw:z-index="11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3" text:anchor-type="page" text:anchor-page-number="1" svg:x="18.31pt" svg:y="421pt" svg:width="181.39pt" svg:height="96.01pt" draw:z-index="12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4" text:anchor-type="page" text:anchor-page-number="1" svg:x="206.9pt" svg:y="421pt" svg:width="181.39pt" svg:height="96.01pt" draw:z-index="13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5" text:anchor-type="page" text:anchor-page-number="1" svg:x="395.49pt" svg:y="421pt" svg:width="181.39pt" svg:height="96.01pt" draw:z-index="14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6" text:anchor-type="page" text:anchor-page-number="1" svg:x="18.31pt" svg:y="517.01pt" svg:width="181.39pt" svg:height="96.01pt" draw:z-index="15">
        <draw:text-box>
          <text:p text:style-name="P3"><text:database-display text:table-name="mezzo" text:table-type="table" text:column-name="﻿&quot;naam volledig&quot;" text:database-name="mezzo">&lt;﻿"naam volledig"&gt;</text:database-display></text:p>
          <text:p text:style-name="P3"><text:database-display text:table-name="mezzo" text:table-type="table" text:column-name="straat" text:database-name="mezzo">&lt;straat&gt;</text:database-display></text:p>
          <text:p text:style-name="P3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7" text:anchor-type="page" text:anchor-page-number="1" svg:x="206.9pt" svg:y="517.01pt" svg:width="181.39pt" svg:height="96.01pt" draw:z-index="16">
        <draw:text-box>
          <text:p text:style-name="P5"><text:database-display text:table-name="mezzo" text:table-type="table" text:column-name="﻿&quot;naam volledig&quot;" text:database-name="mezzo">&lt;﻿"naam volledig"&gt;</text:database-display></text:p>
          <text:p text:style-name="P5"><text:database-display text:table-name="mezzo" text:table-type="table" text:column-name="straat" text:database-name="mezzo">&lt;straat&gt;</text:database-display></text:p>
          <text:p text:style-name="P5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8" text:anchor-type="page" text:anchor-page-number="1" svg:x="395.49pt" svg:y="517.01pt" svg:width="181.39pt" svg:height="96.01pt" draw:z-index="17">
        <draw:text-box>
          <text:p text:style-name="P5"><text:database-display text:table-name="mezzo" text:table-type="table" text:column-name="﻿&quot;naam volledig&quot;" text:database-name="mezzo">&lt;﻿"naam volledig"&gt;</text:database-display></text:p>
          <text:p text:style-name="P5"><text:database-display text:table-name="mezzo" text:table-type="table" text:column-name="straat" text:database-name="mezzo">&lt;straat&gt;</text:database-display></text:p>
          <text:p text:style-name="P5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19" text:anchor-type="page" text:anchor-page-number="1" svg:x="18.31pt" svg:y="612.99pt" svg:width="181.39pt" svg:height="96.01pt" draw:z-index="18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20" text:anchor-type="page" text:anchor-page-number="1" svg:x="206.9pt" svg:y="612.99pt" svg:width="181.39pt" svg:height="96.01pt" draw:z-index="19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21" text:anchor-type="page" text:anchor-page-number="1" svg:x="395.49pt" svg:y="612.99pt" svg:width="181.39pt" svg:height="96.01pt" draw:z-index="20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22" text:anchor-type="page" text:anchor-page-number="1" svg:x="18.31pt" svg:y="709pt" svg:width="181.39pt" svg:height="96.01pt" draw:z-index="21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23" text:anchor-type="page" text:anchor-page-number="1" svg:x="206.9pt" svg:y="709pt" svg:width="181.39pt" svg:height="96.01pt" draw:z-index="22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draw:frame draw:style-name="fr1" draw:name="Frame24" text:anchor-type="page" text:anchor-page-number="1" svg:x="395.49pt" svg:y="709pt" svg:width="181.39pt" svg:height="96.01pt" draw:z-index="23">
        <draw:text-box>
          <text:p text:style-name="P4"><text:database-display text:table-name="mezzo" text:table-type="table" text:column-name="﻿&quot;naam volledig&quot;" text:database-name="mezzo">&lt;﻿"naam volledig"&gt;</text:database-display></text:p>
          <text:p text:style-name="P4"><text:database-display text:table-name="mezzo" text:table-type="table" text:column-name="straat" text:database-name="mezzo">&lt;straat&gt;</text:database-display></text:p>
          <text:p text:style-name="P4"><text:database-display text:table-name="mezzo" text:table-type="table" text:column-name="postcode met spatie" text:database-name="mezzo">&lt;postcode met spatie&gt;</text:database-display> <text:s/><text:database-display text:table-name="mezzo" text:table-type="table" text:column-name="woonplaats" text:database-name="mezzo">&lt;woonplaats&gt;</text:database-display><text:database-next text:table-name="mezzo" text:table-type="table" text:condition="ooow:TRUE" text:database-name="mezzo"/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181.39pt" svg:height="96.01pt" text:anchor-type="as-char" svg:y="0pt" fo:margin-left="0pt" fo:margin-right="0pt" fo:margin-top="0pt" fo:margin-bottom="0pt" style:protect="size position" style:vertical-pos="top" style:vertical-rel="baseline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" style:print-orientation="portrait" fo:margin-top="36.99pt" fo:margin-bottom="0pt" fo:margin-left="18.31pt" fo:margin-right="0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09:50:41</meta:creation-date>
    <meta:editing-duration>PT24M13S</meta:editing-duration>
    <meta:editing-cycles>5</meta:editing-cycles>
    <meta:generator>LibreOffice/4.2.7.2$Linux_X86_64 LibreOffice_project/420m0$Build-2</meta:generator>
    <meta:initial-creator>John-Peter Kools</meta:initial-creator>
    <dc:date>2015-02-15T19:32:41.935452303</dc:date>
    <dc:creator>robert </dc:creator>
    <meta:document-statistic meta:table-count="0" meta:image-count="0" meta:object-count="0" meta:page-count="1" meta:paragraph-count="72" meta:word-count="168" meta:character-count="1464" meta:non-whitespace-character-count="1344"/>
  </office:meta>
</office:document-meta>
</file>